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background-color="#FFFFFF"/>
    </style:style>
    <style:style style:name="T2" style:parent-style-name="DefaultParagraphFont" style:family="text">
      <style:text-properties style:font-name="Comic Sans MS" style:font-name-asian="Times New Roman" style:font-name-complex="Segoe UI" fo:font-weight="bold" style:font-weight-asian="bold" style:font-weight-complex="bold" fo:color="#464855" fo:font-size="18pt" style:font-size-asian="18pt" style:font-size-complex="18pt" style:language-asian="fr" style:country-asian="FR"/>
    </style:style>
    <style:style style:name="P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4" style:parent-style-name="Standard" style:family="paragraph">
      <style:paragraph-properties fo:margin-bottom="0.1944in"/>
    </style:style>
    <style:style style:name="T5"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6" style:parent-style-name="Standard" style:family="paragraph">
      <style:paragraph-properties fo:margin-bottom="0.1944in"/>
    </style:style>
    <style:style style:name="T7"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4" style:parent-style-name="Standard" style:family="paragraph">
      <style:paragraph-properties fo:margin-bottom="0.1944in"/>
    </style:style>
    <style:style style:name="T1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1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7" style:parent-style-name="Standard" style:family="paragraph">
      <style:paragraph-properties fo:margin-bottom="0.1944in"/>
    </style:style>
    <style:style style:name="T1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1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0" style:parent-style-name="Standard" style:family="paragraph">
      <style:paragraph-properties fo:margin-bottom="0.1944in"/>
    </style:style>
    <style:style style:name="T21"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2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4" style:parent-style-name="Standard" style:family="paragraph">
      <style:paragraph-properties fo:margin-bottom="0.1944in"/>
    </style:style>
    <style:style style:name="T25"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26" style:parent-style-name="Standard" style:family="paragraph">
      <style:paragraph-properties fo:margin-bottom="0.1944in"/>
      <style:text-properties style:font-name="Comic Sans MS" style:font-name-asian="Times New Roman" style:font-name-complex="Segoe UI" fo:color="#464855" fo:font-size="16pt" style:font-size-asian="16pt" style:font-size-complex="16pt" style:language-asian="fr" style:country-asian="FR"/>
    </style:style>
    <style:style style:name="P27" style:parent-style-name="Standard" style:family="paragraph">
      <style:paragraph-properties fo:margin-bottom="0.1944in"/>
    </style:style>
    <style:style style:name="T2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0"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1" style:parent-style-name="Standard" style:family="paragraph">
      <style:paragraph-properties fo:margin-bottom="0.1944in"/>
    </style:style>
    <style:style style:name="T32"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39" style:parent-style-name="Standard" style:family="paragraph">
      <style:paragraph-properties fo:margin-bottom="0.1944in"/>
    </style:style>
    <style:style style:name="T40"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4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42" style:parent-style-name="Standard" style:family="paragraph">
      <style:paragraph-properties fo:margin-bottom="0.1944in"/>
    </style:style>
    <style:style style:name="T4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4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45" style:parent-style-name="Standard" style:family="paragraph">
      <style:paragraph-properties fo:margin-bottom="0.1944in"/>
    </style:style>
    <style:style style:name="T4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4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48" style:parent-style-name="Heading4" style:family="paragraph">
      <style:paragraph-properties fo:margin-top="0in" fo:margin-bottom="0.1944in"/>
    </style:style>
    <style:style style:name="T49" style:parent-style-name="DefaultParagraphFont" style:family="text">
      <style:text-properties fo:color="#464855"/>
    </style:style>
    <style:style style:name="T50" style:parent-style-name="DefaultParagraphFont" style:family="text">
      <style:text-properties fo:color="#464855"/>
    </style:style>
    <style:style style:name="T5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52" style:parent-style-name="Standard" style:family="paragraph">
      <style:paragraph-properties fo:margin-bottom="0.1944in"/>
    </style:style>
    <style:style style:name="T5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5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5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5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57" style:parent-style-name="Standard" style:family="paragraph">
      <style:paragraph-properties fo:margin-bottom="0.1944in"/>
      <style:text-properties style:font-name="Comic Sans MS" style:font-name-asian="Times New Roman" style:font-name-complex="Segoe UI" fo:color="#464855" fo:font-size="16pt" style:font-size-asian="16pt" style:font-size-complex="16pt" style:language-asian="fr" style:country-asian="FR"/>
    </style:style>
    <style:style style:name="P58" style:parent-style-name="Standard" style:family="paragraph">
      <style:paragraph-properties fo:margin-bottom="0.1944in"/>
      <style:text-properties style:font-name="Comic Sans MS" style:font-name-asian="Times New Roman" style:font-name-complex="Segoe UI" fo:color="#464855" fo:font-size="14pt" style:font-size-asian="14pt" style:font-size-complex="14pt" style:language-asian="fr" style:country-asian="FR"/>
    </style:style>
    <style:style style:name="P59" style:parent-style-name="Standard" style:family="paragraph">
      <style:paragraph-properties fo:margin-bottom="0.1944in"/>
    </style:style>
    <style:style style:name="T60"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6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6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63" style:parent-style-name="Standard" style:family="paragraph">
      <style:paragraph-properties fo:margin-bottom="0.1944in"/>
    </style:style>
    <style:style style:name="T64"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6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66" style:parent-style-name="PreformattedText" style:family="paragraph">
      <style:paragraph-properties fo:margin-bottom="0.1944in"/>
    </style:style>
    <style:style style:name="T67" style:parent-style-name="SourceText" style:family="text">
      <style:text-properties style:font-name="Consolas, Monaco, 'Andale Mono'" fo:color="#6967CE" fo:background-color="#2F3640" style:language-asian="fr" style:country-asian="FR"/>
    </style:style>
    <style:style style:name="T68" style:parent-style-name="SourceText" style:family="text">
      <style:text-properties style:font-name="Consolas, Monaco, 'Andale Mono'" fo:color="#28AFD0" fo:background-color="#2F3640" style:language-asian="fr" style:country-asian="FR"/>
    </style:style>
    <style:style style:name="T69" style:parent-style-name="SourceText" style:family="text">
      <style:text-properties style:font-name="Consolas, Monaco, 'Andale Mono'" fo:color="#6967CE" fo:background-color="#2F3640" style:language-asian="fr" style:country-asian="FR"/>
    </style:style>
    <style:style style:name="T70" style:parent-style-name="SourceText" style:family="text">
      <style:text-properties style:font-name="Consolas, Monaco, 'Andale Mono'" fo:color="#FA626B" fo:background-color="#2F3640" style:language-asian="fr" style:country-asian="FR"/>
    </style:style>
    <style:style style:name="T71" style:parent-style-name="SourceText" style:family="text">
      <style:text-properties style:font-name="Consolas, Monaco, 'Andale Mono'" fo:color="#6967CE" fo:background-color="#2F3640" style:language-asian="fr" style:country-asian="FR"/>
    </style:style>
    <style:style style:name="P72" style:parent-style-name="PreformattedText" style:family="paragraph">
      <style:paragraph-properties fo:line-height="150%" fo:background-color="#2F3640"/>
    </style:style>
    <style:style style:name="T73" style:parent-style-name="SourceText" style:family="text">
      <style:text-properties fo:color="#FFFFFF" fo:background-color="#2F3640"/>
    </style:style>
    <style:style style:name="T74" style:parent-style-name="SourceText" style:family="text">
      <style:text-properties style:font-name="Consolas, Monaco, 'Andale Mono'" fo:color="#6967CE" fo:font-size="10.5pt" style:font-size-asian="10.5pt" fo:background-color="#2F3640"/>
    </style:style>
    <style:style style:name="T75" style:parent-style-name="SourceText" style:family="text">
      <style:text-properties style:font-name="Consolas, Monaco, 'Andale Mono'" fo:color="#FFFFFF" fo:font-size="10.5pt" style:font-size-asian="10.5pt" fo:background-color="#2F3640"/>
    </style:style>
    <style:style style:name="T76" style:parent-style-name="SourceText" style:family="text">
      <style:text-properties style:font-name="Consolas, Monaco, 'Andale Mono'" fo:color="#6967CE" fo:font-size="10.5pt" style:font-size-asian="10.5pt" fo:background-color="#2F3640"/>
    </style:style>
    <style:style style:name="P77" style:parent-style-name="PreformattedText" style:family="paragraph">
      <style:paragraph-properties fo:line-height="150%" fo:background-color="#2F3640"/>
    </style:style>
    <style:style style:name="T78" style:parent-style-name="SourceText" style:family="text">
      <style:text-properties fo:color="#FFFFFF" fo:background-color="#2F3640"/>
    </style:style>
    <style:style style:name="T79" style:parent-style-name="SourceText" style:family="text">
      <style:text-properties style:font-name="Consolas, Monaco, 'Andale Mono'" fo:color="#6967CE" fo:font-size="10.5pt" style:font-size-asian="10.5pt" fo:background-color="#2F3640"/>
    </style:style>
    <style:style style:name="T80" style:parent-style-name="SourceText" style:family="text">
      <style:text-properties style:font-name="Consolas, Monaco, 'Andale Mono'" fo:color="#FFFFFF" fo:font-size="10.5pt" style:font-size-asian="10.5pt" fo:background-color="#2F3640"/>
    </style:style>
    <style:style style:name="T81" style:parent-style-name="SourceText" style:family="text">
      <style:text-properties style:font-name="Consolas, Monaco, 'Andale Mono'" fo:color="#6967CE" fo:font-size="10.5pt" style:font-size-asian="10.5pt" fo:background-color="#2F3640"/>
    </style:style>
    <style:style style:name="P82" style:parent-style-name="PreformattedText" style:family="paragraph">
      <style:paragraph-properties fo:margin-bottom="0.1965in" fo:line-height="150%" fo:background-color="#2F3640"/>
    </style:style>
    <style:style style:name="T83" style:parent-style-name="SourceText" style:family="text">
      <style:text-properties style:font-name="Consolas, Monaco, 'Andale Mono'" fo:color="#6967CE" fo:font-size="10.5pt" style:font-size-asian="10.5pt" fo:background-color="#2F3640"/>
    </style:style>
    <style:style style:name="P8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85" style:parent-style-name="PreformattedText" style:family="paragraph">
      <style:paragraph-properties fo:margin-bottom="0.1944in"/>
    </style:style>
    <style:style style:name="T86" style:parent-style-name="SourceText" style:family="text">
      <style:text-properties style:font-name="Consolas, Monaco, 'Andale Mono'" fo:color="#6967CE" fo:background-color="#2F3640" style:language-asian="fr" style:country-asian="FR"/>
    </style:style>
    <style:style style:name="T87" style:parent-style-name="SourceText" style:family="text">
      <style:text-properties style:font-name="Consolas, Monaco, 'Andale Mono'" fo:color="#28AFD0" fo:background-color="#2F3640" style:language-asian="fr" style:country-asian="FR"/>
    </style:style>
    <style:style style:name="T88" style:parent-style-name="SourceText" style:family="text">
      <style:text-properties style:font-name="Consolas, Monaco, 'Andale Mono'" fo:color="#6967CE" fo:background-color="#2F3640" style:language-asian="fr" style:country-asian="FR"/>
    </style:style>
    <style:style style:name="T89" style:parent-style-name="SourceText" style:family="text">
      <style:text-properties style:font-name="Consolas, Monaco, 'Andale Mono'" fo:color="#FA626B" fo:background-color="#2F3640" style:language-asian="fr" style:country-asian="FR"/>
    </style:style>
    <style:style style:name="T90" style:parent-style-name="SourceText" style:family="text">
      <style:text-properties style:font-name="Consolas, Monaco, 'Andale Mono'" fo:color="#6967CE" fo:background-color="#2F3640" style:language-asian="fr" style:country-asian="FR"/>
    </style:style>
    <style:style style:name="T91" style:parent-style-name="SourceText" style:family="text">
      <style:text-properties style:font-name="Consolas, Monaco, 'Andale Mono'" fo:color="#FFFFFF" fo:background-color="#2F3640" style:language-asian="fr" style:country-asian="FR"/>
    </style:style>
    <style:style style:name="T92" style:parent-style-name="SourceText" style:family="text">
      <style:text-properties style:font-name="Consolas, Monaco, 'Andale Mono'" fo:color="#6967CE" fo:background-color="#2F3640" style:language-asian="fr" style:country-asian="FR"/>
    </style:style>
    <style:style style:name="P9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6" style:parent-style-name="Standard" style:family="paragraph">
      <style:paragraph-properties fo:margin-bottom="0.1944in"/>
    </style:style>
    <style:style style:name="T97"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9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1" style:parent-style-name="Heading4" style:family="paragraph">
      <style:paragraph-properties fo:margin-top="0in" fo:margin-bottom="0.1944in"/>
      <style:text-properties style:font-name="Segoe UI" style:font-name-asian="Times New Roman" style:font-name-complex="Segoe UI" fo:color="#464855" fo:font-size="10.5pt" style:font-size-asian="10.5pt" style:font-size-complex="10.5pt" style:language-asian="fr" style:country-asian="FR"/>
    </style:style>
    <style:style style:name="P112" style:parent-style-name="Heading4" style:family="paragraph">
      <style:paragraph-properties fo:margin-top="0in" fo:margin-bottom="0.1944in"/>
    </style:style>
    <style:style style:name="T113"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T114"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P11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8" style:parent-style-name="Standard" style:family="paragraph">
      <style:paragraph-properties fo:margin-bottom="0.1944in"/>
    </style:style>
    <style:style style:name="T119"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2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3" style:parent-style-name="Standard" style:family="paragraph">
      <style:paragraph-properties fo:margin-bottom="0.1944in"/>
    </style:style>
    <style:style style:name="T124"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12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7" style:parent-style-name="Standard" style:family="paragraph">
      <style:paragraph-properties fo:margin-bottom="0.1944in"/>
    </style:style>
    <style:style style:name="T128"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2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30" style:parent-style-name="Standard" style:family="paragraph">
      <style:paragraph-properties fo:margin-bottom="0.1944in"/>
    </style:style>
    <style:style style:name="T131"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3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33" style:parent-style-name="Standard" style:family="paragraph">
      <style:paragraph-properties fo:margin-bottom="0.1944in"/>
    </style:style>
    <style:style style:name="T134"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3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36" style:parent-style-name="Standard" style:family="paragraph">
      <style:paragraph-properties fo:margin-bottom="0.1944in"/>
    </style:style>
    <style:style style:name="T137"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3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39" style:parent-style-name="Standard" style:family="paragraph">
      <style:paragraph-properties fo:margin-bottom="0.1944in"/>
    </style:style>
    <style:style style:name="T140"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4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4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43" style:parent-style-name="Standard" style:family="paragraph">
      <style:paragraph-properties fo:margin-bottom="0.1944in"/>
    </style:style>
    <style:style style:name="T144"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14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4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47" style:parent-style-name="Heading4" style:family="paragraph">
      <style:paragraph-properties fo:margin-top="0in" fo:margin-bottom="0.1944in"/>
    </style:style>
    <style:style style:name="T148"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T149"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P15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5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52"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53" style:parent-style-name="Heading4" style:family="paragraph">
      <style:paragraph-properties fo:margin-top="0in" fo:margin-bottom="0.1944in"/>
    </style:style>
    <style:style style:name="T154"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T155"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T15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157" style:parent-style-name="Standard" style:family="paragraph">
      <style:paragraph-properties fo:margin-bottom="0.1944in"/>
    </style:style>
    <style:style style:name="T15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159" style:parent-style-name="PreformattedText" style:family="paragraph">
      <style:paragraph-properties fo:margin-bottom="0.1944in"/>
    </style:style>
    <style:style style:name="T160" style:parent-style-name="SourceText" style:family="text">
      <style:text-properties style:font-name="Consolas, Monaco, 'Andale Mono'" fo:color="#28AFD0" fo:font-size="10.5pt" style:font-size-asian="10.5pt" style:font-size-complex="10.5pt" fo:background-color="#2F3640" style:language-asian="fr" style:country-asian="FR"/>
    </style:style>
    <style:style style:name="T161" style:parent-style-name="SourceText" style:family="text">
      <style:text-properties style:font-name="Consolas, Monaco, 'Andale Mono'" fo:color="#FFFFFF" fo:font-size="10.5pt" style:font-size-asian="10.5pt" style:font-size-complex="10.5pt" fo:background-color="#2F3640" style:language-asian="fr" style:country-asian="FR"/>
    </style:style>
    <style:style style:name="T162" style:parent-style-name="SourceText" style:family="text">
      <style:text-properties style:font-name="Consolas, Monaco, 'Andale Mono'" fo:color="#6967CE" fo:font-size="10.5pt" style:font-size-asian="10.5pt" style:font-size-complex="10.5pt" fo:background-color="#2F3640" style:language-asian="fr" style:country-asian="FR"/>
    </style:style>
    <style:style style:name="P163" style:parent-style-name="PreformattedText" style:family="paragraph">
      <style:paragraph-properties fo:line-height="150%" fo:background-color="#2F3640"/>
    </style:style>
    <style:style style:name="T164" style:parent-style-name="SourceText" style:family="text">
      <style:text-properties fo:color="#FFFFFF" fo:background-color="#2F3640"/>
    </style:style>
    <style:style style:name="T165" style:parent-style-name="SourceText" style:family="text">
      <style:text-properties style:font-name="Consolas, Monaco, 'Andale Mono'" fo:color="#708090" fo:font-size="10.5pt" style:font-size-asian="10.5pt" fo:background-color="#2F3640"/>
    </style:style>
    <style:style style:name="P166" style:parent-style-name="PreformattedText" style:family="paragraph">
      <style:paragraph-properties fo:line-height="150%" fo:background-color="#2F3640"/>
    </style:style>
    <style:style style:name="T167" style:parent-style-name="SourceText" style:family="text">
      <style:text-properties fo:color="#FFFFFF" fo:background-color="#2F3640"/>
    </style:style>
    <style:style style:name="T168" style:parent-style-name="SourceText" style:family="text">
      <style:text-properties style:font-name="Consolas, Monaco, 'Andale Mono'" fo:color="#6967CE" fo:font-size="10.5pt" style:font-size-asian="10.5pt" fo:background-color="#2F3640"/>
    </style:style>
    <style:style style:name="T169" style:parent-style-name="SourceText" style:family="text">
      <style:text-properties style:font-name="Consolas, Monaco, 'Andale Mono'" fo:color="#FFFFFF" fo:font-size="10.5pt" style:font-size-asian="10.5pt" fo:background-color="#2F3640"/>
    </style:style>
    <style:style style:name="T170" style:parent-style-name="SourceText" style:family="text">
      <style:text-properties style:font-name="Consolas, Monaco, 'Andale Mono'" fo:color="#6967CE" fo:font-size="10.5pt" style:font-size-asian="10.5pt" fo:background-color="#2F3640"/>
    </style:style>
    <style:style style:name="P171" style:parent-style-name="PreformattedText" style:family="paragraph">
      <style:paragraph-properties fo:line-height="150%" fo:background-color="#2F3640"/>
    </style:style>
    <style:style style:name="P172" style:parent-style-name="PreformattedText" style:family="paragraph">
      <style:paragraph-properties fo:line-height="150%" fo:background-color="#2F3640"/>
    </style:style>
    <style:style style:name="T173" style:parent-style-name="SourceText" style:family="text">
      <style:text-properties fo:color="#FFFFFF" fo:background-color="#2F3640"/>
    </style:style>
    <style:style style:name="T174" style:parent-style-name="SourceText" style:family="text">
      <style:text-properties style:font-name="Consolas, Monaco, 'Andale Mono'" fo:color="#708090" fo:font-size="10.5pt" style:font-size-asian="10.5pt" fo:background-color="#2F3640"/>
    </style:style>
    <style:style style:name="P175" style:parent-style-name="PreformattedText" style:family="paragraph">
      <style:paragraph-properties fo:line-height="150%" fo:background-color="#2F3640"/>
    </style:style>
    <style:style style:name="T176" style:parent-style-name="SourceText" style:family="text">
      <style:text-properties fo:color="#FFFFFF" fo:background-color="#2F3640"/>
    </style:style>
    <style:style style:name="T177" style:parent-style-name="SourceText" style:family="text">
      <style:text-properties style:font-name="Consolas, Monaco, 'Andale Mono'" fo:color="#6967CE" fo:font-size="10.5pt" style:font-size-asian="10.5pt" fo:background-color="#2F3640"/>
    </style:style>
    <style:style style:name="T178" style:parent-style-name="SourceText" style:family="text">
      <style:text-properties style:font-name="Consolas, Monaco, 'Andale Mono'" fo:color="#FFFFFF" fo:font-size="10.5pt" style:font-size-asian="10.5pt" fo:background-color="#2F3640"/>
    </style:style>
    <style:style style:name="T179" style:parent-style-name="SourceText" style:family="text">
      <style:text-properties style:font-name="Consolas, Monaco, 'Andale Mono'" fo:color="#E6DB74" fo:font-size="10.5pt" style:font-size-asian="10.5pt" fo:background-color="#2F3640"/>
    </style:style>
    <style:style style:name="T180" style:parent-style-name="SourceText" style:family="text">
      <style:text-properties style:font-name="Consolas, Monaco, 'Andale Mono'" fo:color="#6967CE" fo:font-size="10.5pt" style:font-size-asian="10.5pt" fo:background-color="#2F3640"/>
    </style:style>
    <style:style style:name="T181" style:parent-style-name="SourceText" style:family="text">
      <style:text-properties style:font-name="Consolas, Monaco, 'Andale Mono'" fo:color="#F8F8F2" fo:font-size="10.5pt" style:font-size-asian="10.5pt" fo:background-color="#2F3640"/>
    </style:style>
    <style:style style:name="T182" style:parent-style-name="SourceText" style:family="text">
      <style:text-properties style:font-name="Consolas, Monaco, 'Andale Mono'" fo:color="#6967CE" fo:font-size="10.5pt" style:font-size-asian="10.5pt" fo:background-color="#2F3640"/>
    </style:style>
    <style:style style:name="P183" style:parent-style-name="PreformattedText" style:family="paragraph">
      <style:paragraph-properties fo:line-height="150%" fo:background-color="#2F3640"/>
    </style:style>
    <style:style style:name="P184" style:parent-style-name="PreformattedText" style:family="paragraph">
      <style:paragraph-properties fo:line-height="150%" fo:background-color="#2F3640"/>
    </style:style>
    <style:style style:name="T185" style:parent-style-name="SourceText" style:family="text">
      <style:text-properties fo:color="#FFFFFF" fo:background-color="#2F3640"/>
    </style:style>
    <style:style style:name="T186" style:parent-style-name="SourceText" style:family="text">
      <style:text-properties style:font-name="Consolas, Monaco, 'Andale Mono'" fo:color="#708090" fo:font-size="10.5pt" style:font-size-asian="10.5pt" fo:background-color="#2F3640"/>
    </style:style>
    <style:style style:name="P187" style:parent-style-name="PreformattedText" style:family="paragraph">
      <style:paragraph-properties fo:line-height="150%" fo:background-color="#2F3640"/>
    </style:style>
    <style:style style:name="T188" style:parent-style-name="SourceText" style:family="text">
      <style:text-properties fo:color="#FFFFFF" fo:background-color="#2F3640"/>
    </style:style>
    <style:style style:name="T189" style:parent-style-name="SourceText" style:family="text">
      <style:text-properties style:font-name="Consolas, Monaco, 'Andale Mono'" fo:color="#6967CE" fo:font-size="10.5pt" style:font-size-asian="10.5pt" fo:background-color="#2F3640"/>
    </style:style>
    <style:style style:name="T190" style:parent-style-name="SourceText" style:family="text">
      <style:text-properties style:font-name="Consolas, Monaco, 'Andale Mono'" fo:color="#FFFFFF" fo:font-size="10.5pt" style:font-size-asian="10.5pt" fo:background-color="#2F3640"/>
    </style:style>
    <style:style style:name="T191" style:parent-style-name="SourceText" style:family="text">
      <style:text-properties style:font-name="Consolas, Monaco, 'Andale Mono'" fo:color="#6967CE" fo:font-size="10.5pt" style:font-size-asian="10.5pt" fo:background-color="#2F3640"/>
    </style:style>
    <style:style style:name="P192" style:parent-style-name="PreformattedText" style:family="paragraph">
      <style:paragraph-properties fo:line-height="150%" fo:background-color="#2F3640"/>
    </style:style>
    <style:style style:name="T193" style:parent-style-name="SourceText" style:family="text">
      <style:text-properties fo:color="#FFFFFF" fo:background-color="#2F3640"/>
    </style:style>
    <style:style style:name="T194" style:parent-style-name="SourceText" style:family="text">
      <style:text-properties style:font-name="Consolas, Monaco, 'Andale Mono'" fo:color="#6967CE" fo:font-size="10.5pt" style:font-size-asian="10.5pt" fo:background-color="#2F3640"/>
    </style:style>
    <style:style style:name="T195" style:parent-style-name="SourceText" style:family="text">
      <style:text-properties style:font-name="Consolas, Monaco, 'Andale Mono'" fo:color="#FFFFFF" fo:font-size="10.5pt" style:font-size-asian="10.5pt" fo:background-color="#2F3640"/>
    </style:style>
    <style:style style:name="T196" style:parent-style-name="SourceText" style:family="text">
      <style:text-properties style:font-name="Consolas, Monaco, 'Andale Mono'" fo:color="#6967CE" fo:font-size="10.5pt" style:font-size-asian="10.5pt" fo:background-color="#2F3640"/>
    </style:style>
    <style:style style:name="P197" style:parent-style-name="PreformattedText" style:family="paragraph">
      <style:paragraph-properties fo:line-height="150%" fo:background-color="#2F3640"/>
    </style:style>
    <style:style style:name="T198" style:parent-style-name="SourceText" style:family="text">
      <style:text-properties fo:color="#FFFFFF" fo:background-color="#2F3640"/>
    </style:style>
    <style:style style:name="T199" style:parent-style-name="SourceText" style:family="text">
      <style:text-properties style:font-name="Consolas, Monaco, 'Andale Mono'" fo:color="#6967CE" fo:font-size="10.5pt" style:font-size-asian="10.5pt" fo:background-color="#2F3640"/>
    </style:style>
    <style:style style:name="T200" style:parent-style-name="SourceText" style:family="text">
      <style:text-properties style:font-name="Consolas, Monaco, 'Andale Mono'" fo:color="#FFFFFF" fo:font-size="10.5pt" style:font-size-asian="10.5pt" fo:background-color="#2F3640"/>
    </style:style>
    <style:style style:name="T201" style:parent-style-name="SourceText" style:family="text">
      <style:text-properties style:font-name="Consolas, Monaco, 'Andale Mono'" fo:color="#6967CE" fo:font-size="10.5pt" style:font-size-asian="10.5pt" fo:background-color="#2F3640"/>
    </style:style>
    <style:style style:name="P202" style:parent-style-name="PreformattedText" style:family="paragraph">
      <style:paragraph-properties fo:margin-bottom="0.1965in" fo:line-height="150%" fo:background-color="#2F3640"/>
    </style:style>
    <style:style style:name="T203" style:parent-style-name="SourceText" style:family="text">
      <style:text-properties style:font-name="Consolas, Monaco, 'Andale Mono'" fo:color="#6967CE" fo:font-size="10.5pt" style:font-size-asian="10.5pt" fo:background-color="#2F3640"/>
    </style:style>
    <style:style style:name="P204" style:parent-style-name="Standard" style:family="paragraph">
      <style:paragraph-properties fo:margin-bottom="0.1944in"/>
    </style:style>
    <style:style style:name="P205" style:parent-style-name="Standard" style:family="paragraph">
      <style:paragraph-properties fo:margin-bottom="0.1944in"/>
    </style:style>
    <style:style style:name="T206"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207" style:parent-style-name="Standard" style:family="paragraph">
      <style:paragraph-properties fo:margin-bottom="0.1944in"/>
    </style:style>
    <style:style style:name="T20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09" style:parent-style-name="Standard" style:family="paragraph">
      <style:paragraph-properties fo:margin-bottom="0.1944in"/>
    </style:style>
    <style:style style:name="T210"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1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12" style:parent-style-name="Standard" style:family="paragraph">
      <style:paragraph-properties fo:margin-bottom="0.1944in"/>
    </style:style>
    <style:style style:name="P213" style:parent-style-name="Standard" style:family="paragraph">
      <style:paragraph-properties fo:margin-bottom="0.1944in"/>
    </style:style>
    <style:style style:name="T214"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215" style:parent-style-name="Standard" style:family="paragraph">
      <style:paragraph-properties fo:margin-bottom="0.1944in"/>
    </style:style>
    <style:style style:name="T216"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217" style:parent-style-name="Standard" style:family="paragraph">
      <style:paragraph-properties fo:margin-bottom="0.1944in"/>
    </style:style>
    <style:style style:name="T21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1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2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21" style:parent-style-name="Standard" style:family="paragraph">
      <style:paragraph-properties fo:margin-bottom="0.1944in"/>
    </style:style>
    <style:style style:name="T222"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2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24" style:parent-style-name="Standard" style:family="paragraph">
      <style:paragraph-properties fo:margin-bottom="0.1944in"/>
    </style:style>
    <style:style style:name="T22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2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27" style:parent-style-name="Standard" style:family="paragraph">
      <style:paragraph-properties fo:margin-bottom="0.1944in"/>
    </style:style>
    <style:style style:name="T22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29" style:parent-style-name="Standard" style:family="paragraph">
      <style:paragraph-properties fo:margin-bottom="0.1944in"/>
    </style:style>
    <style:style style:name="P230" style:parent-style-name="Standard" style:family="paragraph">
      <style:paragraph-properties fo:margin-bottom="0.1944in"/>
    </style:style>
    <style:style style:name="T231" style:parent-style-name="DefaultParagraphFont" style:family="text">
      <style:text-properties style:font-name="Comic Sans MS" style:font-name-asian="Times New Roman" style:font-name-complex="Segoe UI" fo:color="#464855" fo:font-size="14pt" style:font-size-asian="14pt" style:font-size-complex="14pt" style:language-asian="fr" style:country-asian="FR"/>
    </style:style>
    <style:style style:name="P232" style:parent-style-name="Standard" style:family="paragraph">
      <style:paragraph-properties fo:margin-bottom="0.1944in"/>
    </style:style>
    <style:style style:name="T23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3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35" style:parent-style-name="Standard" style:family="paragraph">
      <style:paragraph-properties fo:margin-bottom="0.1944in"/>
    </style:style>
    <style:style style:name="T23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37" style:parent-style-name="Standard" style:family="paragraph">
      <style:paragraph-properties fo:margin-bottom="0.1944in"/>
    </style:style>
    <style:style style:name="P238" style:parent-style-name="Standard" style:family="paragraph">
      <style:paragraph-properties fo:margin-bottom="0.1944in"/>
    </style:style>
    <style:style style:name="T239"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T240"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T241"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242" style:parent-style-name="Standard" style:family="paragraph">
      <style:paragraph-properties fo:margin-bottom="0.1944in"/>
    </style:style>
    <style:style style:name="T24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4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45" style:parent-style-name="Standard" style:family="paragraph">
      <style:paragraph-properties fo:margin-bottom="0.1944in"/>
    </style:style>
  </office:automatic-styles>
  <office:body>
    <office:text text:use-soft-page-breaks="true">
      <text:h text:style-name="P1" text:outline-level="2"><text:span text:style-name="T2">Bootstrap: the world’s most powerful CSS framework</text:span></text:h>
      <text:p text:style-name="P3"/>
      <text:h text:style-name="P4" text:outline-level="2"><text:span text:style-name="T5">1. Introduction</text:span></text:h>
      <text:p text:style-name="P6"><text:span text:style-name="T7">Now that you know the basics of HTML and CSS, we're going to tell you about libraries (or frameworks) and explain how they can help you make sites<text:s/></text:span><text:span text:style-name="T8">very quickly.</text:span></text:p>
      <text:p text:style-name="P9"/>
      <text:p text:style-name="P10">In this resource, you will discover Bootstrap: a very famous CSS framework. We will show you:</text:p>
      <text:p text:style-name="P11">- What Bootstrap is.</text:p>
      <text:p text:style-name="P12">- How to install Bootstrap.</text:p>
      <text:p text:style-name="P13">- The basic principles of Bootstrap.</text:p>
      <text:p text:style-name="P14"><text:span text:style-name="T15">- Some HTML components ready to use with Bootstrap.</text:span></text:p>
      <text:p text:style-name="P16">- The grid system for a simple layout.</text:p>
      <text:p text:style-name="P17"><text:span text:style-name="T18">- A small case study to warm up before today’s project.</text:span></text:p>
      <text:p text:style-name="P19"/>
      <text:h text:style-name="P20" text:outline-level="2"><text:span text:style-name="T21">2. History and context</text:span></text:h>
      <text:p text:style-name="P22">Bootstrap was created by Twitter in 2011, becoming a year later the most popular project on Github. Today, it is still the most hype web<text:s/>framework : it is a bit because of it that many websites look the same.</text:p>
      <text:p text:style-name="P23"/>
      <text:h text:style-name="P24" text:outline-level="2"><text:span text:style-name="T25">3. The Resource</text:span></text:h>
      <text:h text:style-name="P26" text:outline-level="2">3.1 What is a framework?</text:h>
      <text:h text:style-name="P27" text:outline-level="2"><text:span text:style-name="T28">When you go to a well-designed website, you may notice some consistency in the user interface (UI). For example, Airbnb uses the same button<text:s/></text:span><text:span text:style-name="T29">design on every page. Since they are smart, they created a my_button class that they will call on all &lt;button&gt; elements in the application. Another example for Airbnb: the font is the same almost everywhere (it's Circular), as well as the column alignments</text:span><text:span text:style-name="T30"><text:s/>between sections that have nothing to do with each other though.</text:span></text:h>
      <text:h text:style-name="P31" text:outline-level="2"><text:span text:style-name="T32">(On the image above, you can see that the 4 footer columns are perfectly aligned with the 4 housing cards columns. You can imagine that doing this with margin-left would be hell)</text:span></text:h>
      <text:h text:style-name="P33" text:outline-level="2">At<text:s/>Airbnb, we're not stupid! The team has provided a huge CSS file that handles all the formatting and design of the site components. Imagine a huge CSS file that takes care of turning the &lt;button&gt; on each<text:s/><text:soft-page-break/>page into something presentable, or changing all the<text:s/>basic colors (stop the magenta of HTML). Also imagine layout options telling your div "hey, break these 4 elements into 4 equal sized columns, centered". Is this magic? No. Just CSS framework!</text:h>
      <text:h text:style-name="P34" text:outline-level="2">If Airbnb's employees have coded their framework internally, there are plenty of cool people who can offer you free, open source, and not ugly equivalents. The 3 main CSS frameworks are :</text:h>
      <text:h text:style-name="P35" text:outline-level="2">- Bootstrap, the most popular. It was originally Twitter's.</text:h>
      <text:h text:style-name="P36" text:outline-level="2">- Foundation, more minimalist.</text:h>
      <text:h text:style-name="P37" text:outline-level="2">- Semantic UI, more recent.</text:h>
      <text:h text:style-name="P38" text:outline-level="2">We'll work with Bootstrap because it's the most famous, and there are plenty of customization options to make your site really pretty. Let's see how to install it, and then use it.</text:h>
      <text:h text:style-name="P39" text:outline-level="2"><text:span text:style-name="T40">3.2 Installing Bootstrap</text:span></text:h>
      <text:h text:style-name="P41" text:outline-level="2">Go to the Bootstrap website and start browsing it. Then, I invite you to watch the WebAcappellaTuto video that introduces Bootstrap.</text:h>
      <text:h text:style-name="P42" text:outline-level="2"><text:span text:style-name="T43">In order to install Bootstrap, go to the Get Started page which explains how to install it easily. Personally, I use the Starter Template part which gives all the elements to install Bo</text:span><text:span text:style-name="T44">otstrap in 10 seconds.</text:span></text:h>
      <text:h text:style-name="P45" text:outline-level="2"><text:span text:style-name="T46">Note that Bootstrap also uses components using JavaScript, hence the addition of JavaScript in the installation of the framework. Even if you are a noob, or not very good in JS (for now), it is quite easy to use.</text:span></text:h>
      <text:h text:style-name="P47" text:outline-level="2"/>
      <text:h text:style-name="P48" text:outline-level="4"><text:span text:style-name="T49">🚀</text:span><text:span text:style-name="T50"><text:s/></text:span><text:span text:style-name="T51">TIPS &amp; TRICKS</text:span></text:h>
      <text:h text:style-name="P52" text:outline-level="2"><text:span text:style-name="T53">As discovered in the video or the with the Starter Template link, there are several ways to integrate the Bootstrap CSS/JS files. The first one: upload them as in the video, then call them in your HTML file. The second: follow the recommended CDN way.<text:s/></text:span><text:span text:style-name="T54">A Content Delivery Network allows you to load Bootstrap files via dedicated servers where they are dropped. Basically, instead of calling the Bootstrap file in your folder, it will call it from this address which has more robust servers than yours and will</text:span><text:span text:style-name="T55"><text:s/>speed up the page loading. Besides being super simple to do, it's faster. CDNs, as you have understood, are the technique to use when installing Bootstrap.</text:span></text:h>
      <text:h text:style-name="P56" text:outline-level="2"/>
      <text:h text:style-name="P57" text:outline-level="2">3.3 Some basic elements with Bootstrap</text:h>
      <text:h text:style-name="P58" text:outline-level="2">3.3.1. Typography</text:h>
      <text:h text:style-name="P59" text:outline-level="2"><text:span text:style-name="T60">The first thing you may notice is the<text:s/></text:span><text:span text:style-name="T61">font change made by Bootstrap, as explained in the doc. You can browse this page to see the other differences.</text:span></text:h>
      <text:h text:style-name="P62" text:outline-level="2"/>
      <text:soft-page-break/>
      <text:h text:style-name="P63" text:outline-level="2"><text:span text:style-name="T64">3.3.2. The class system</text:span></text:h>
      <text:h text:style-name="P65" text:outline-level="2">Bootstrap uses a pretty clever system of classes to interact with your elements. For example, there is a text-center class which, as the name suggests, applies text-align: center; to your elements. If you want to center all the children of a div, you can do :</text:h>
      <text:h text:style-name="P66" text:outline-level="2"><text:span text:style-name="T67">&lt;div<text:s/></text:span><text:span text:style-name="T68">class</text:span><text:span text:style-name="T69">="</text:span><text:span text:style-name="T70">text-center</text:span><text:span text:style-name="T71">"&gt;</text:span></text:h>
      <text:p text:style-name="P72"><text:span text:style-name="T73"><text:s text:c="2"/></text:span><text:span text:style-name="T74">&lt;h2&gt;</text:span><text:span text:style-name="T75">My title will be centered relatively to the div</text:span><text:span text:style-name="T76">&lt;/h2&gt;</text:span></text:p>
      <text:p text:style-name="P77"><text:span text:style-name="T78"><text:s text:c="2"/></text:span><text:span text:style-name="T79">&lt;p&gt;</text:span><text:span text:style-name="T80">My paragraph too</text:span><text:span text:style-name="T81">&lt;/p&gt;</text:span></text:p>
      <text:p text:style-name="P82"><text:span text:style-name="T83">&lt;/div&gt;</text:span></text:p>
      <text:h text:style-name="P84" text:outline-level="2">You can also center some texte, applying directly on it the text-center class:</text:h>
      <text:h text:style-name="P85" text:outline-level="2"><text:span text:style-name="T86">&lt;p<text:s/></text:span><text:span text:style-name="T87">class</text:span><text:span text:style-name="T88">="</text:span><text:span text:style-name="T89">text-center</text:span><text:span text:style-name="T90">"&gt;<text:s/></text:span><text:span text:style-name="T91">Centered paragraph<text:s/></text:span><text:span text:style-name="T92">&lt;/p&gt;</text:span></text:h>
      <text:h text:style-name="P93" text:outline-level="2">There are a lot of classes here to help you in Bootstrap: texte classes or border classes for instance.</text:h>
      <text:h text:style-name="P94" text:outline-level="2">W3Schools made a nice recap on Bootstrap classes.</text:h>
      <text:h text:style-name="P95" text:outline-level="2"/>
      <text:h text:style-name="P96" text:outline-level="2"><text:span text:style-name="T97">3.3.3. The color system</text:span></text:h>
      <text:h text:style-name="P98" text:outline-level="2">With Bootstrap's color system, you can throw away those magenta horrors! Bootstrap uses a color system where each color has a special meaning:</text:h>
      <text:h text:style-name="P99" text:outline-level="2">This text is mutated.</text:h>
      <text:h text:style-name="P100" text:outline-level="2">This text is the main color of<text:s/>your application.</text:h>
      <text:h text:style-name="P101" text:outline-level="2">This text indicates success.</text:h>
      <text:h text:style-name="P102" text:outline-level="2">This text represents information.</text:h>
      <text:h text:style-name="P103" text:outline-level="2">This text represents an alert.</text:h>
      <text:h text:style-name="P104" text:outline-level="2">This text represents a danger.</text:h>
      <text:h text:style-name="P105" text:outline-level="2">This text uses the secondary color.</text:h>
      <text:h text:style-name="P106" text:outline-level="2">This text is in dark grey.</text:h>
      <text:h text:style-name="P107" text:outline-level="2">This text is the default color of the body (usually dark).</text:h>
      <text:h text:style-name="P108" text:outline-level="2">This text is light grey.</text:h>
      <text:h text:style-name="P109" text:outline-level="2">This text is white.</text:h>
      <text:h text:style-name="P110" text:outline-level="2">The official Bootstrap documentation has a page to explain colors.</text:h>
      <text:h text:style-name="P111" text:outline-level="4"/>
      <text:h text:style-name="P112" text:outline-level="4"><text:span text:style-name="T113">🤓</text:span><text:span text:style-name="T114"><text:s/>FAQ</text:span></text:h>
      <text:h text:style-name="P115" text:outline-level="2">Tell me all Bill Nye: how do I change the colors? I think the Bootstrap ones are really ugly.</text:h>
      <text:h text:style-name="P116" text:outline-level="2">Easy, young padawan. It's true that Bootstrap's basic theme deserves a bit of a boost. Tomorrow we'll see how to add an overlay to Bootstrap that allows you to keep the same class system (making .text-center will put our text in the center and primary will represent a main color that YOU<text:s/>choose), while having custom colors and styles according to your desires. But for today, let's do things in order with some pure Bootstrap. Customization will wait until you are well versed.</text:h>
      <text:h text:style-name="P117" text:outline-level="2"/>
      <text:h text:style-name="P118" text:outline-level="2"><text:span text:style-name="T119">3.3.4. Containers</text:span></text:h>
      <text:h text:style-name="P120" text:outline-level="2">The most important class in<text:s/>Bootstrap? Without doubt the container. Assigning this class allows you to put your elements in a "responsive" container (= that adapts to several types of screens, tablet, phone...) with a maximum width. You can see an example of the container class here.</text:h>
      <text:h text:style-name="P121" text:outline-level="2">It is recommended to put the main body of your page in a container (i.e. everything except the header and footer).</text:h>
      <text:h text:style-name="P122" text:outline-level="2"/>
      <text:h text:style-name="P123" text:outline-level="2"><text:span text:style-name="T124">3.4. Core components</text:span></text:h>
      <text:h text:style-name="P125" text:outline-level="2">When doing front-end development, there are some essential components that you'll have to use regularly. Small selection :</text:h>
      <text:h text:style-name="P126" text:outline-level="2"/>
      <text:h text:style-name="P127" text:outline-level="2"><text:span text:style-name="T128">3.4.1. Buttons</text:span></text:h>
      <text:h text:style-name="P129" text:outline-level="2">They are essential: we use them to navigate or validate forms. You can consult the documentation about them here.</text:h>
      <text:h text:style-name="P130" text:outline-level="2"><text:span text:style-name="T131">3.4.2. Pictures</text:span></text:h>
      <text:h text:style-name="P132" text:outline-level="2">A site without images is as bland as possible. Bootstrap has a lot of classes to help you master<text:s/>them. You can check on the official documentation, or on the chapter dedicated to them on W3Schools.</text:h>
      <text:h text:style-name="P133" text:outline-level="2"><text:span text:style-name="T134">3.4.3. Cards</text:span></text:h>
      <text:h text:style-name="P135" text:outline-level="2">The cards are very practical. You can use them for absolutely everything. As for the previous components, we advise you to have a look at the<text:s/>docs, and to be interested in the W3Schools examples.</text:h>
      <text:h text:style-name="P136" text:outline-level="2"><text:span text:style-name="T137">3.4.4. Media</text:span></text:h>
      <text:soft-page-break/>
      <text:h text:style-name="P138" text:outline-level="2">To make a site with a list of links like Product Hunt or Reddit, you need lists of objects. This is what media objects allow you to do. Here is the W3Schools page.</text:h>
      <text:h text:style-name="P139" text:outline-level="2"><text:span text:style-name="T140">3.4.5. Navbar</text:span></text:h>
      <text:h text:style-name="P141" text:outline-level="2">The famous<text:s/>header of a page! Here is the documentation about them.</text:h>
      <text:h text:style-name="P142" text:outline-level="2">A detailed explanation of how the navbar works, to be able to modify it according to your desires: Look at this site.</text:h>
      <text:h text:style-name="P143" text:outline-level="2"><text:span text:style-name="T144">3.4.6. Jumbotron</text:span></text:h>
      <text:h text:style-name="P145" text:outline-level="2">The Jumbotron is a component allowing to display content in Hero<text:s/>mode. Here is the dedicated page on W3Schools.</text:h>
      <text:h text:style-name="P146" text:outline-level="2"/>
      <text:h text:style-name="P147" text:outline-level="4"><text:span text:style-name="T148">🤓</text:span><text:span text:style-name="T149"><text:s/>FAQ</text:span></text:h>
      <text:h text:style-name="P150" text:outline-level="2">Hero, whatizit?</text:h>
      <text:h text:style-name="P151" text:outline-level="2">It is a block occupying a large part of the width and in which the text is centered. It is often placed at the top of your page and usually has a stylish image that sells your site:</text:h>
      <text:h text:style-name="P152" text:outline-level="2"/>
      <text:h text:style-name="P153" text:outline-level="4"><text:span text:style-name="T154">🚀</text:span><text:span text:style-name="T155"><text:s/></text:span><text:span text:style-name="T156">TIPS &amp; TRICKS ALERT</text:span></text:h>
      <text:h text:style-name="P157" text:outline-level="2"><text:span text:style-name="T158">The jumbotron has no image, but it is possible to use the CSS property background-image to give a hero with image. You can have a look at the notion of background image, but here is how your jumbotron would look like with a hero image:</text:span></text:h>
      <text:h text:style-name="P159" text:outline-level="2"><text:span text:style-name="T160">.jumbotron-hero</text:span><text:span text:style-name="T161"><text:s/></text:span><text:span text:style-name="T162">{</text:span></text:h>
      <text:p text:style-name="P163"><text:span text:style-name="T164"><text:s text:c="2"/></text:span><text:span text:style-name="T165">/* Choose the height here */</text:span></text:p>
      <text:p text:style-name="P166"><text:span text:style-name="T167"><text:s text:c="2"/></text:span><text:span text:style-name="T168">height:</text:span><text:span text:style-name="T169"><text:s/>500px</text:span><text:span text:style-name="T170">;</text:span></text:p>
      <text:p text:style-name="P171"/>
      <text:p text:style-name="P172"><text:span text:style-name="T173"><text:s text:c="2"/></text:span><text:span text:style-name="T174">/* Give it a background image */</text:span></text:p>
      <text:p text:style-name="P175"><text:span text:style-name="T176"><text:s text:c="2"/></text:span><text:span text:style-name="T177">background-image:</text:span><text:span text:style-name="T178"><text:s/></text:span><text:span text:style-name="T179">url</text:span><text:span text:style-name="T180">(</text:span><text:span text:style-name="T181">"ton_image.jpg"</text:span><text:span text:style-name="T182">);</text:span></text:p>
      <text:p text:style-name="P183"/>
      <text:p text:style-name="P184"><text:span text:style-name="T185"><text:s text:c="2"/></text:span><text:span text:style-name="T186">/* Center the image and set it on all screens */</text:span></text:p>
      <text:p text:style-name="P187"><text:span text:style-name="T188"><text:s text:c="2"/></text:span><text:span text:style-name="T189">background-position:</text:span><text:span text:style-name="T190"><text:s/>center</text:span><text:span text:style-name="T191">;</text:span></text:p>
      <text:p text:style-name="P192"><text:span text:style-name="T193"><text:s text:c="2"/></text:span><text:span text:style-name="T194">background-repeat:</text:span><text:span text:style-name="T195"><text:s/>no-repeat</text:span><text:span text:style-name="T196">;</text:span></text:p>
      <text:p text:style-name="P197"><text:span text:style-name="T198"><text:s text:c="2"/></text:span><text:span text:style-name="T199">background-size:</text:span><text:span text:style-name="T200"><text:s/>cover</text:span><text:span text:style-name="T201">;</text:span></text:p>
      <text:p text:style-name="P202"><text:span text:style-name="T203">}</text:span></text:p>
      <text:h text:style-name="P204" text:outline-level="2"/>
      <text:soft-page-break/>
      <text:h text:style-name="P205" text:outline-level="2"><text:span text:style-name="T206">3.5. The Grid System</text:span></text:h>
      <text:h text:style-name="P207" text:outline-level="2"><text:span text:style-name="T208">Now that we have Bootstrap installed, how do we do layout to get something similar to the image below?</text:span></text:h>
      <text:h text:style-name="P209" text:outline-level="2"><text:span text:style-name="T210">It's pretty simple with Bootstrap. The framework uses a clever<text:s/></text:span><text:span text:style-name="T211">system of grids. So go and watch this Academind video explaining the principle of grids to get you into the swing of things.</text:span></text:h>
      <text:h text:style-name="P212" text:outline-level="2"/>
      <text:h text:style-name="P213" text:outline-level="2"><text:span text:style-name="T214">3.6. Practice</text:span></text:h>
      <text:h text:style-name="P215" text:outline-level="2"><text:span text:style-name="T216">3.6.1. Setting up a simple page</text:span></text:h>
      <text:h text:style-name="P217" text:outline-level="2"><text:span text:style-name="T218">Let's make a little test page together! The Bootstrap website offers a lot of exampl</text:span><text:span text:style-name="T219">es of classic pages. Let's pick one, and make it together: the pricing page!</text:span></text:h>
      <text:h text:style-name="P220" text:outline-level="2">Start by creating a small test folder, then create your index.html file in which you will put the Starter Template. You have Bootstrap ready on a page, that's cool: now we'll insert the pricing page.</text:h>
      <text:h text:style-name="P221" text:outline-level="2"><text:span text:style-name="T222">So go to the pricing page and explore the source code. You can see that this page has a fairly simple header and calls two CSS files: the Bootstrap one (classico) and another one called pricing.css. The latter adjusts the sizes of some</text:span><text:span text:style-name="T223"><text:s/>divs. So it's not really useful: you can just get rid of it.</text:span></text:h>
      <text:h text:style-name="P224" text:outline-level="2"><text:span text:style-name="T225">Now, you just have to get the content of the body (except the JavaScript files which are already in our file), then paste this content in the body of your html page. Save it, reload it, et voilà</text:span><text:span text:style-name="T226">! It should look like this:</text:span></text:h>
      <text:h text:style-name="P227" text:outline-level="2"><text:span text:style-name="T228">Well, great! Now, to practice, we'll ask you to play with some elements.</text:span></text:h>
      <text:h text:style-name="P229" text:outline-level="2"/>
      <text:h text:style-name="P230" text:outline-level="2"><text:span text:style-name="T231">3.6.2. Setting up a simple page</text:span></text:h>
      <text:h text:style-name="P232" text:outline-level="2"><text:span text:style-name="T233">First of all, I don't like the current navbar. I suggest you replace it with the first navbar in the related<text:s/></text:span><text:span text:style-name="T234">documentation.</text:span></text:h>
      <text:h text:style-name="P235" text:outline-level="2"><text:span text:style-name="T236">Second, I would like a progress bar. Just above the three price cards, add a striped progress bar that is two-thirds full. Set the success color on it.</text:span></text:h>
      <text:h text:style-name="P237" text:outline-level="2"/>
      <text:h text:style-name="P238" text:outline-level="2"><text:span text:style-name="T239">4.</text:span><text:span text:style-name="T240"><text:s/>To go</text:span><text:span text:style-name="T241"><text:s/>further</text:span></text:h>
      <text:h text:style-name="P242" text:outline-level="2"><text:span text:style-name="T243">The resource is quite dense, but if you want to go further, you can tak</text:span><text:span text:style-name="T244">e a look at what W3Schools offers about Bootstrap.</text:span></text:h>
      <text:h text:style-name="P245"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eu Paradis</dc:creator>
    <meta:creation-date>2021-06-06T20:08:00Z</meta:creation-date>
    <dc:date>2021-06-06T20:10:00Z</dc:date>
    <meta:template xlink:href="Normal" xlink:type="simple"/>
    <meta:editing-cycles>6</meta:editing-cycles>
    <meta:editing-duration>PT0S</meta:editing-duration>
    <meta:document-statistic meta:page-count="6" meta:paragraph-count="19" meta:word-count="1520" meta:character-count="9866" meta:row-count="69" meta:non-whitespace-character-count="8365"/>
  </office:meta>
</office:document-meta>
</file>